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D700B96AED1F1AE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92f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92fa"/>
    </style:style>
    <style:style style:name="P4" style:family="paragraph" style:parent-style-name="Standard">
      <style:paragraph-properties fo:text-align="start" style:justify-single-word="false"/>
      <style:text-properties officeooo:paragraph-rsid="001a92f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a92fa"/>
    </style:style>
    <style:style style:name="P6" style:family="paragraph" style:parent-style-name="Standard">
      <style:paragraph-properties fo:text-align="start" style:justify-single-word="false"/>
      <style:text-properties officeooo:rsid="0008d9a8" officeooo:paragraph-rsid="001a92fa"/>
    </style:style>
    <style:style style:name="T1" style:family="text">
      <style:text-properties style:text-position="super 58%"/>
    </style:style>
    <style:style style:name="T2" style:family="text">
      <style:text-properties officeooo:rsid="00168153"/>
    </style:style>
    <style:style style:name="T3" style:family="text">
      <style:text-properties officeooo:rsid="00103b43"/>
    </style:style>
    <style:style style:name="T4" style:family="text">
      <style:text-properties officeooo:rsid="000f44fc"/>
    </style:style>
    <style:style style:name="T5" style:family="text">
      <style:text-properties officeooo:rsid="001a92fa"/>
    </style:style>
    <style:style style:name="T6" style:family="text">
      <style:text-properties officeooo:rsid="001ac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1" style:data-style-name="N0">8.01</text:variable-set>: <text:span text:style-name="T2">Centripetal Force and Acceleration</text:span></text:p>
      <text:p text:style-name="P4"/>
      <text:list xml:id="list6776496468397419281" text:style-name="L1">
        <text:list-item>
          <text:p text:style-name="P3">A carnival ride has a circular wheel with a radius of <text:span text:style-name="T5">3.5</text:span> meters. <text:s/>It rotates with a tangential velocity of 10 m/s. <text:s/>What is the acceleration that a person on this ride will feel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1814351600225" text:continue-numbering="true" text:style-name="L1">
        <text:list-item>
          <text:p text:style-name="P3">You are swinging a bucket of water around in a vertical circle, with a radius of 1.<text:span text:style-name="T6">25</text:span> meter<text:span text:style-name="T6">s</text:span>. <text:s/></text:p>
          <text:list>
            <text:list-item>
              <text:p text:style-name="P3">What is the minimum velocity you must swing the bucket with in order to keep the water in the bucket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1814302056818" text:continue-numbering="true" text:style-name="L1">
        <text:list-item>
          <text:list>
            <text:list-item>
              <text:p text:style-name="P3">How long would it take to make one full rotati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1814103523339" text:continue-numbering="true" text:style-name="L1">
        <text:list-item>
          <text:p text:style-name="P3">A compact disk will shatter if its rotational rate exceeds 2<text:span text:style-name="T6">9</text:span>,000 rotations per minute. <text:s/>A CD has a radius of 0.08 meters.</text:p>
          <text:list>
            <text:list-item>
              <text:p text:style-name="P3">Calculate the speed at which the CD will shatt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1815570081529" text:continue-numbering="true" text:style-name="L1">
        <text:list-item>
          <text:list>
            <text:list-item>
              <text:p text:style-name="P3">A section of CD, at a distance of 7 cm from the center of the disk has a mass of 1.2 grams. What is the force on this section of the CD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1814547688166" text:continue-numbering="true" text:style-name="L1">
        <text:list-item>
          <text:p text:style-name="P3"><text:soft-page-break/>In a move, Batman holds on to a helicopter rotor as it spins, before climbing into the helicopter. The helicopter has blades that are 4 meters long, and rotate <text:span text:style-name="T6">4</text:span>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201814670856791" text:continue-numbering="true" text:style-name="L1">
        <text:list-item>
          <text:list>
            <text:list-item>
              <text:p text:style-name="P3">What is the velocity that the blades rotate wi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1815005080297" text:continue-numbering="true" text:style-name="L1">
        <text:list-item>
          <text:list>
            <text:list-item>
              <text:p text:style-name="P3">What is the acceleration that batman feels? <text:s/>How many g<text:span text:style-name="T3">'</text:span>s is thi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1814035461118" text:continue-numbering="true" text:style-name="L1">
        <text:list-item>
          <text:list>
            <text:list-item>
              <text:p text:style-name="P3">If batman has a mass of 80 kg, what is the force that he feel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1814309177289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1814107883079" text:continue-numbering="true" text:style-name="L1">
        <text:list-item>
          <text:p text:style-name="P3">A penny is placed on top of a horizontal turntable, 5 cm from the axis of rotation. <text:s/>The coefficient of friction between the turntable and the penny is 0.<text:span text:style-name="T6">3</text:span>5. <text:s/>If the mass of the penny is 0.005 <text:span text:style-name="T4">k</text:span>g, at what speed would the turntable cause the penny to slide off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6D700B96AED1F1AE.png" xlink:type="simple" xlink:show="embed" xlink:actuate="onLoad"/></draw:frame> <text:s text:c="20"/>Name:<text:tab/><text:tab/><text:date style:data-style-name="N37" text:date-value="2016-08-16T20:18:13.916582339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12:29.323128242</meta:creation-date>
    <meta:editing-duration>PT5M44S</meta:editing-duration>
    <meta:editing-cycles>3</meta:editing-cycles>
    <meta:generator>LibreOffice/5.0.6.2$Linux_X86_64 LibreOffice_project/00$Build-2</meta:generator>
    <dc:date>2016-08-16T20:18:13.870193972</dc:date>
    <meta:document-statistic meta:table-count="0" meta:image-count="2" meta:object-count="0" meta:page-count="2" meta:paragraph-count="17" meta:word-count="308" meta:character-count="1608" meta:non-whitespace-character-count="1284"/>
  </office:meta>
</office:document-meta>
</file>